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7.1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7.1cm"/>
    </style:style>
    <style:style style:name="gr4" style:family="graphic" style:parent-style-name="standard">
      <style:graphic-properties draw:textarea-horizontal-align="justify" draw:textarea-vertical-align="middle" draw:auto-grow-height="false" fo:min-height="1.313cm" fo:min-width="6.11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6.5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6.9cm"/>
    </style:style>
    <style:style style:name="gr7" style:family="graphic" style:parent-style-name="standard">
      <style:graphic-properties draw:textarea-horizontal-align="justify" draw:textarea-vertical-align="middle" draw:auto-grow-height="false" fo:min-height="3.15cm" fo:min-width="7.5cm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5.3cm"/>
    </style:style>
    <style:style style:name="gr9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2.8cm" svg:height="1.2cm" svg:x="5.2cm" svg:y="2cm">
          <text:p text:style-name="P1">客户端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1cm" svg:x="2.8cm" svg:y="4.2cm">
          <text:p text:style-name="P1">填充结构(服务器信息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6cm" svg:height="1.4cm" svg:x="14.6cm" svg:y="7.4cm">
          <text:p text:style-name="P1">设置复用地址setsockopt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2cm" svg:x="17cm" svg:y="9.4cm">
          <text:p text:style-name="P1">bind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2cm" svg:x="16.8cm" svg:y="2cm">
          <text:p text:style-name="P1">服务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2cm" svg:x="5cm" svg:y="6.2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6.613cm" svg:height="1.563cm" svg:x="3.187cm" svg:y="8.437cm">
          <text:p text:style-name="P1">对sockfd, fileno(stdin)</text:p>
          <text:p text:style-name="P1">使用select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cm" svg:height="1cm" svg:x="14.6cm" svg:y="3.8cm">
          <text:p text:style-name="P1">填充结构(服务器信息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8cm" svg:height="1.2cm" svg:x="16.8cm" svg:y="5.4cm">
          <text:p text:style-name="P1">socket(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cm" svg:height="1.4cm" svg:x="15cm" svg:y="13.6cm">
          <text:p text:style-name="P1">加入多播组setsockopt(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4cm" svg:height="1.8cm" svg:x="14.8cm" svg:y="11.2cm">
          <text:p text:style-name="P1">利用接口名字或接口索引</text:p>
          <text:p text:style-name="P1">获取接口地址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8cm" svg:height="3.4cm" svg:x="14.8cm" svg:y="17.4cm">
          <text:p text:style-name="P1">把收到的信息/</text:p>
          <text:p text:style-name="P1">当前时间/</text:p>
          <text:p text:style-name="P1">本地mac地址/</text:p>
          <text:p text:style-name="P1">打包发送回去(sendto()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8cm" svg:height="1.2cm" svg:x="5cm" svg:y="13.4cm">
          <text:p text:style-name="P1">循环接收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2cm" svg:x="5cm" svg:y="11cm">
          <text:p text:style-name="P1">发送信息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5.8cm" svg:height="1.2cm" svg:x="15.8cm" svg:y="15.6cm">
          <text:p text:style-name="P1">接收信息recvfrom()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6cm" svg:y1="3.2cm" svg:x2="6.6cm" svg:y2="4.2cm">
          <text:p/>
        </draw:line>
        <draw:line draw:style-name="gr9" draw:text-style-name="P1" draw:layer="layout" svg:x1="6.4cm" svg:y1="5.2cm" svg:x2="6.4cm" svg:y2="6.2cm">
          <text:p/>
        </draw:line>
        <draw:line draw:style-name="gr9" draw:text-style-name="P1" draw:layer="layout" svg:x1="6.2cm" svg:y1="7.4cm" svg:x2="6.2cm" svg:y2="8.437cm">
          <text:p/>
        </draw:line>
        <draw:line draw:style-name="gr9" draw:text-style-name="P1" draw:layer="layout" svg:x1="6.4cm" svg:y1="10cm" svg:x2="6.4cm" svg:y2="11cm">
          <text:p/>
        </draw:line>
        <draw:line draw:style-name="gr9" draw:text-style-name="P1" draw:layer="layout" svg:x1="6.4cm" svg:y1="12.2cm" svg:x2="6.4cm" svg:y2="13.4cm">
          <text:p/>
        </draw:line>
        <draw:connector draw:style-name="gr10" draw:text-style-name="P2" draw:layer="layout" svg:x1="6.4cm" svg:y1="14.6cm" svg:x2="3.187cm" svg:y2="9.218cm" draw:start-shape="id1" draw:start-glue-point="2" draw:end-shape="id2" draw:end-glue-point="3" svg:d="M6400 14600v501h-3715v-5883h502" svg:viewBox="0 0 3716 5884">
          <text:p/>
        </draw:connector>
        <draw:line draw:style-name="gr9" draw:text-style-name="P1" draw:layer="layout" svg:x1="18.2cm" svg:y1="3.2cm" svg:x2="18.2cm" svg:y2="3.8cm">
          <text:p/>
        </draw:line>
        <draw:line draw:style-name="gr9" draw:text-style-name="P1" draw:layer="layout" svg:x1="18.2cm" svg:y1="4.8cm" svg:x2="18.2cm" svg:y2="5.4cm">
          <text:p/>
        </draw:line>
        <draw:line draw:style-name="gr9" draw:text-style-name="P1" draw:layer="layout" svg:x1="18.2cm" svg:y1="6.6cm" svg:x2="18.2cm" svg:y2="7.4cm">
          <text:p/>
        </draw:line>
        <draw:line draw:style-name="gr9" draw:text-style-name="P1" draw:layer="layout" svg:x1="18.4cm" svg:y1="8.8cm" svg:x2="18.4cm" svg:y2="9.4cm">
          <text:p/>
        </draw:line>
        <draw:line draw:style-name="gr9" draw:text-style-name="P1" draw:layer="layout" svg:x1="18.4cm" svg:y1="10.6cm" svg:x2="18.4cm" svg:y2="11.2cm">
          <text:p/>
        </draw:line>
        <draw:line draw:style-name="gr9" draw:text-style-name="P1" draw:layer="layout" svg:x1="18.6cm" svg:y1="13cm" svg:x2="18.6cm" svg:y2="13.6cm">
          <text:p/>
        </draw:line>
        <draw:line draw:style-name="gr9" draw:text-style-name="P1" draw:layer="layout" svg:x1="18.6cm" svg:y1="15cm" svg:x2="18.6cm" svg:y2="15.6cm">
          <text:p/>
        </draw:line>
        <draw:line draw:style-name="gr9" draw:text-style-name="P1" draw:layer="layout" svg:x1="18.6cm" svg:y1="16.8cm" svg:x2="18.6cm" svg:y2="17.4cm">
          <text:p/>
        </draw:line>
        <draw:connector draw:style-name="gr10" draw:text-style-name="P2" draw:layer="layout" draw:line-skew="-1.899cm" svg:x1="14.8cm" svg:y1="19.1cm" svg:x2="15.8cm" svg:y2="16.2cm" draw:start-shape="id3" draw:start-glue-point="3" draw:end-shape="id4" draw:end-glue-point="3" svg:d="M14800 19100h-2400v-2900h3400" svg:viewBox="0 0 3401 2901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Fallback" style:font-family-complex="'Droid Sans Fallback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Fallback" style:font-family-complex="'Droid Sans Fallback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Fallback" style:font-family-complex="'Droid Sans Fallback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Fallback" style:font-family-complex="'Droid Sans Fallback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编号&gt;</text:page-number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7T16:10:15.932755216</meta:creation-date>
    <dc:date>2015-08-27T17:13:37.820986222</dc:date>
    <meta:editing-duration>PT14M57S</meta:editing-duration>
    <meta:editing-cycles>1</meta:editing-cycles>
    <meta:document-statistic meta:object-count="53"/>
    <meta:generator>LibreOffice/5.0.0.5$Linux_X86_64 LibreOffice_project/00m0$Build-5</meta:generator>
  </office:meta>
</office:document-meta>
</file>